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e407" officeooo:paragraph-rsid="0021e407"/>
    </style:style>
    <style:style style:name="T1" style:family="text">
      <style:text-properties officeooo:rsid="001a3451"/>
    </style:style>
    <style:style style:name="T2" style:family="text">
      <style:text-properties officeooo:rsid="001d6487"/>
    </style:style>
    <style:style style:name="T3" style:family="text">
      <style:text-properties officeooo:rsid="001f02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1</text:p>
      <text:p text:style-name="Standard"/>
      <text:p text:style-name="Standard">1.</text:p>
      <text:p text:style-name="Standard">select * from depenses where "personne" = "C" and "montant" &gt; 0;</text:p>
      <text:p text:style-name="Standard"/>
      <text:p text:style-name="Standard">2.</text:p>
      <text:p text:style-name="Standard">select * from depenses where "date" &gt; 21;</text:p>
      <text:p text:style-name="Standard"/>
      <text:p text:style-name="Standard">3.</text:p>
      <text:p text:style-name="Standard">select * from Depenses order by "montant" desc;</text:p>
      <text:p text:style-name="Standard"/>
      <text:p text:style-name="Standard">4.</text:p>
      <text:p text:style-name="Standard">select SUM("Montant") AS Depenses_André from depenses WHERE "personne" = 'A';</text:p>
      <text:p text:style-name="Standard"/>
      <text:p text:style-name="Standard">5.</text:p>
      <text:p text:style-name="Standard">SELECT "personne", SUM("Montant") AS Depenses_9 FROM depenses WHERE "Date"&gt;= 11 and "Date" &lt;= 21 GROUP BY "personne";</text:p>
      <text:p text:style-name="Standard"/>
      <text:p text:style-name="Standard">6.</text:p>
      <text:p text:style-name="Standard">SELECT "<text:span text:style-name="T1">nom</text:span>", AVG("Montant") / <text:span text:style-name="T1">30</text:span> FROM depenses GROUP BY "<text:span text:style-name="T1">nom</text:span>"</text:p>
      <text:p text:style-name="Standard"/>
      <text:p text:style-name="Standard">7.</text:p>
      <text:p text:style-name="Standard"><text:tab/></text:p>
      <text:p text:style-name="Standard"/>
      <text:p text:style-name="Standard"/>
      <text:p text:style-name="Standard"/>
      <text:p text:style-name="Standard">Exercice 2</text:p>
      <text:p text:style-name="Standard"/>
      <text:p text:style-name="Standard">2.</text:p>
      <text:p text:style-name="Standard">select Eleve, MAX("<text:span text:style-name="T1">note</text:span>") , MIN("<text:span text:style-name="T1">note</text:span>")FROM <text:span text:style-name="T1">math</text:span> GROUP BY <text:span text:style-name="T1">nom</text:span></text:p>
      <text:p text:style-name="Standard"/>
      <text:p text:style-name="Standard">3.</text:p>
      <text:p text:style-name="Standard">select AVG("<text:span text:style-name="T1">note</text:span>") <text:s/>FROM <text:span text:style-name="T1">math</text:span></text:p>
      <text:p text:style-name="Standard">select AVG("<text:span text:style-name="T1">note</text:span>") FROM <text:span text:style-name="T1">français</text:span></text:p>
      <text:p text:style-name="Standard">select Eleve, AVG("<text:span text:style-name="T1">note</text:span>") FROM <text:span text:style-name="T1">math</text:span> GROUP BY <text:span text:style-name="T1">nom</text:span></text:p>
      <text:p text:style-name="Standard">select Eleve, AVG("<text:span text:style-name="T1">note</text:span>") FROM <text:span text:style-name="T1">français</text:span> GROUP BY <text:span text:style-name="T1">nom</text:span></text:p>
      <text:p text:style-name="Standard"/>
      <text:p text:style-name="Standard">4.</text:p>
      <text:p text:style-name="Standard">select * From (select *, 'français' from <text:span text:style-name="T1">français</text:span> union select *, '<text:span text:style-name="T1">math</text:span>' <text:span text:style-name="T1">f</text:span>rom <text:span text:style-name="T1">math</text:span>;) Order by ???????????</text:p>
      <text:p text:style-name="Standard"/>
      <text:p text:style-name="Standard">5.</text:p>
      <text:p text:style-name="Standard">select <text:span text:style-name="T2">nom</text:span>, sum(<text:span text:style-name="T2">note</text:span>*<text:span text:style-name="T2">DS</text:span>)/ sum(<text:span text:style-name="T2">DS</text:span>) FROM math GROUP BY <text:span text:style-name="T2">nom</text:span>;</text:p>
      <text:p text:style-name="Standard"/>
      <text:p text:style-name="Standard">6.</text:p>
      <text:p text:style-name="Standard">SELECT * FROM <text:span text:style-name="T2">français</text:span> NATURAL JOIN select <text:span text:style-name="T2">naissance</text:span> from « <text:span text:style-name="T2">étudiants »</text:span></text:p>
      <text:p text:style-name="Standard"/>
      <text:p text:style-name="P1">SELECT * FROM « francais » JOIN « étudiants » ON « français ».nom = « étudiants ».nom</text:p>
      <text:p text:style-name="Standard"/>
      <text:p text:style-name="Standard"/>
      <text:p text:style-name="Standard">Exercice 3</text:p>
      <text:p text:style-name="Standard"/>
      <text:p text:style-name="Standard"><text:soft-page-break/>2.</text:p>
      <text:p text:style-name="Standard">select *, sum(quantité*prix_unitaire) AS Montant FROM achats natural join vins where client = « C »</text:p>
      <text:p text:style-name="Standard"/>
      <text:p text:style-name="Standard">3.</text:p>
      <text:p text:style-name="Standard">select *, sum(quantité*prix_unitaire) AS Montant FROM achats natural join vins group by client</text:p>
      <text:p text:style-name="Standard"/>
      <text:p text:style-name="Standard">4.</text:p>
      <text:p text:style-name="Standard">select SUM("Montant") AS Montant_total FROM (select *, sum(quantité*prix_unitaire) AS Montant FROM achats natural join vins group by cli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2:55.647000000</meta:creation-date>
    <meta:editing-duration>PT14M6S</meta:editing-duration>
    <meta:editing-cycles>6</meta:editing-cycles>
    <meta:generator>LibreOffice/5.2.7.2$Windows_x86 LibreOffice_project/2b7f1e640c46ceb28adf43ee075a6e8b8439ed10</meta:generator>
    <dc:date>2019-06-24T18:48:15.496000000</dc:date>
    <meta:document-statistic meta:table-count="0" meta:image-count="0" meta:object-count="0" meta:page-count="2" meta:paragraph-count="37" meta:word-count="222" meta:character-count="1342" meta:non-whitespace-character-count="1154"/>
  </office:meta>
</office:document-meta>
</file>